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, sans-serif"/>
    <style:font-face style:name="Amiri" svg:font-family="Ami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variant="normal" fo:text-transform="none" fo:color="#000000" style:font-name="Amiri" fo:font-size="10.5pt" fo:letter-spacing="normal" fo:font-style="normal" fo:font-weight="normal" officeooo:paragraph-rsid="00172a7f" style:font-weight-asian="normal" style:font-weight-complex="normal"/>
    </style:style>
    <style:style style:name="P2" style:family="paragraph" style:parent-style-name="Standard">
      <style:paragraph-properties fo:line-height="100%"/>
      <style:text-properties fo:font-variant="normal" fo:text-transform="none" fo:color="#000000" style:font-name="Amiri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.318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Amiri" fo:font-size="10.5pt" fo:letter-spacing="normal" fo:font-style="normal" fo:font-weight="normal" officeooo:paragraph-rsid="00172a7f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.318cm" loext:contextual-spacing="false" fo:line-height="100%" fo:text-align="start" style:justify-single-word="false" fo:orphans="2" fo:widows="2" fo:text-indent="0cm" style:auto-text-indent="false"/>
      <style:text-properties fo:color="#000000" style:font-name="Amiri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.318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318cm" loext:contextual-spacing="false" fo:line-height="158%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8%" fo:text-align="start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T1" style:family="text">
      <style:text-properties fo:font-variant="normal" fo:text-transform="none" fo:font-size="10.5pt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quí te mando esta carta<text:line-break/>Madre de mi corazón<text:line-break/>Va escrita con toda el alma<text:line-break/>Con lágrimas de dolor</text:p>
      <text:p text:style-name="P6">Cuando de ti yo me acuerdo<text:line-break/>Me pongo triste a llorar<text:line-break/>Le pido a mi padre eterno<text:line-break/>Que pronto he de regresar</text:p>
      <text:p text:style-name="P6">Me encuentro desesperado<text:line-break/>Quiero estar cerca de ti<text:line-break/>Muy pronto estaré a tu lado<text:line-break/>Pa' que no sufras por mi</text:p>
      <text:p text:style-name="P6">Yo sufro al estar tan lejos<text:line-break/>Y sé que tu sufriras<text:line-break/>Porque de veras te quiero<text:line-break/>Y lejos de mi tú estas</text:p>
      <text:p text:style-name="P6">Te mando un beso en la frente<text:line-break/>Con todo mi corazón<text:line-break/>Madre ya no te atormentes<text:line-break/>Y dame tu bendición</text:p>
      <text:p text:style-name="P7">Me encuentro desesperado<text:line-break/>Quiero estar cerca de ti<text:line-break/>Muy pronto estaré a tu lado<text:line-break/>Pa' qué no sufras por mi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, sans-serif"/>
    <style:font-face style:name="Amiri" svg:font-family="Ami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" fo:font-family="'Trebuchet M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5T18:35:34.10</meta:creation-date>
    <dc:date>2021-11-16T10:41:42.118000000</dc:date>
    <meta:editing-duration>PT19M38S</meta:editing-duration>
    <meta:editing-cycles>6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6" meta:word-count="123" meta:character-count="593" meta:non-whitespace-character-count="476"/>
  </office:meta>
</office:document-meta>
</file>